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ASTusa.org Site map</text:p>
      <text:list xml:id="list8885806126079811158" text:style-name="L1">
        <text:list-item>
          <text:p text:style-name="P1">About Us</text:p>
          <text:list>
            <text:list-item>
              <text:p text:style-name="P1">Who We Are</text:p>
            </text:list-item>
            <text:list-item>
              <text:p text:style-name="P1">Out History</text:p>
            </text:list-item>
            <text:list-item>
              <text:p text:style-name="P1">The ICAST Team</text:p>
            </text:list-item>
            <text:list-item>
              <text:p text:style-name="P1">ICAST Board of Directors</text:p>
            </text:list-item>
            <text:list-item>
              <text:p text:style-name="P1">ResourceSmart Executive</text:p>
            </text:list-item>
            <text:list-item>
              <text:p text:style-name="P1">Partners</text:p>
            </text:list-item>
          </text:list>
        </text:list-item>
        <text:list-item>
          <text:p text:style-name="P1">Programs</text:p>
          <text:list>
            <text:list-item>
              <text:p text:style-name="P1">ResourceSmart</text:p>
            </text:list-item>
            <text:list-item>
              <text:p text:style-name="P1">Project Sunlight</text:p>
            </text:list-item>
            <text:list-item>
              <text:p text:style-name="P1">TBL Fund</text:p>
            </text:list-item>
            <text:list-item>
              <text:p text:style-name="P1">Green Certifications</text:p>
            </text:list-item>
            <text:list-item>
              <text:p text:style-name="P1">Training and Resources</text:p>
            </text:list-item>
          </text:list>
        </text:list-item>
        <text:list-item>
          <text:p text:style-name="P1">Success Stories</text:p>
          <text:list>
            <text:list-item>
              <text:p text:style-name="P1">Program Success</text:p>
            </text:list-item>
            <text:list-item>
              <text:p text:style-name="P1">Case Studies</text:p>
            </text:list-item>
            <text:list-item>
              <text:p text:style-name="P1">Awards</text:p>
            </text:list-item>
            <text:list-item>
              <text:p text:style-name="P1">Testimorials</text:p>
            </text:list-item>
          </text:list>
        </text:list-item>
        <text:list-item>
          <text:p text:style-name="P1">The Latest</text:p>
          <text:list>
            <text:list-item>
              <text:p text:style-name="P1">ICAST News</text:p>
            </text:list-item>
            <text:list-item>
              <text:p text:style-name="P1">ICAST Events</text:p>
            </text:list-item>
          </text:list>
        </text:list-item>
        <text:list-item>
          <text:p text:style-name="P1">Get Involved</text:p>
          <text:list>
            <text:list-item>
              <text:p text:style-name="P1">Jobs</text:p>
            </text:list-item>
            <text:list-item>
              <text:p text:style-name="P1">Volunteer</text:p>
            </text:list-item>
            <text:list-item>
              <text:p text:style-name="P1">Donate</text:p>
            </text:list-item>
            <text:list-item>
              <text:p text:style-name="P1">Connect with ICAST</text:p>
            </text:list-item>
          </text:list>
        </text:list-item>
        <text:list-item>
          <text:p text:style-name="P1">Conta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7T10:44:26.41</meta:creation-date>
    <dc:date>2015-10-27T10:48:25.25</dc:date>
    <meta:editing-duration>PT3M56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1" meta:paragraph-count="28" meta:word-count="80" meta:character-count="380"/>
  </office:meta>
</office:document-meta>
</file>